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>
          <table:table-cell office:value-type="string">
            <text:p>Armar nueva planificación en vista a lo dicho en clase</text:p>
          </table:table-cell>
          <table:table-cell office:value-type="date" office:date-value="2012-11-23">
            <text:p>2012-11-23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1">
          <table:table-cell office:value-type="string">
            <text:p>Crear documentación Product Backlog, VSM, Sprint 1</text:p>
          </table:table-cell>
          <table:table-cell office:value-type="date" office:date-value="2012-11-23">
            <text:p>2012-11-2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Configurar Heroku</text:p>
          </table:table-cell>
          <table:table-cell office:value-type="date" office:date-value="2012-11-24">
            <text:p>2012-11-24</text:p>
          </table:table-cell>
          <table:table-cell office:value-type="string">
            <text:p>30 min</text:p>
          </table:table-cell>
          <table:table-cell table:style-name="ce12" office:value-type="string">
            <text:p>120 min</text:p>
          </table:table-cell>
        </table:table-row>
        <table:table-row table:style-name="ro1">
          <table:table-cell office:value-type="string">
            <text:p>Configurar Trello</text:p>
          </table:table-cell>
          <table:table-cell office:value-type="date" office:date-value="2012-11-24">
            <text:p>2012-11-24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Crear documentación Sprint 2</text:p>
          </table:table-cell>
          <table:table-cell office:value-type="date" office:date-value="2012-11-25">
            <text:p>2012-11-25</text:p>
          </table:table-cell>
          <table:table-cell table:number-columns-repeated="2" office:value-type="string">
            <text:p>10 min</text:p>
          </table:table-cell>
        </table:table-row>
        <table:table-row table:style-name="ro1">
          <table:table-cell office:value-type="string">
            <text:p>Implementar feature de ver estadísticas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Hacer la página de ver estadísticas</text:p>
          </table:table-cell>
          <table:table-cell office:value-type="date" office:date-value="2012-11-26">
            <text:p>2012-11-26</text:p>
          </table:table-cell>
          <table:table-cell office:value-type="string">
            <text:p>180 min</text:p>
          </table:table-cell>
          <table:table-cell office:value-type="string">
            <text:p>150 min</text:p>
          </table:table-cell>
        </table:table-row>
        <table:table-row table:style-name="ro1">
          <table:table-cell office:value-type="string">
            <text:p>Agregar los comentarios en las estadisticas</text:p>
          </table:table-cell>
          <table:table-cell office:value-type="date" office:date-value="2012-11-26">
            <text:p>2012-11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3">
          <table:table-cell office:value-type="string">
            <text:p>Implementar feature de editar eventos</text:p>
          </table:table-cell>
          <table:table-cell office:value-type="date" office:date-value="2012-11-26">
            <text:p>2012-11-26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string">
            <text:p>Invalidar cambio cuando se escribe fecha inválida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20 min</text:p>
          </table:table-cell>
        </table:table-row>
        <table:table-row table:style-name="ro3">
          <table:table-cell office:value-type="string">
            <text:p>Implementar feature de estadisticas globale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60 min</text:p>
          </table:table-cell>
        </table:table-row>
        <table:table-row table:style-name="ro3">
          <table:table-cell office:value-type="string">
            <text:p>Armar tabla de estadisticas globales</text:p>
          </table:table-cell>
          <table:table-cell office:value-type="date" office:date-value="2012-11-27">
            <text:p>2012-11-27</text:p>
          </table:table-cell>
          <table:table-cell office:value-type="string">
            <text:p>90 min</text:p>
          </table:table-cell>
          <table:table-cell office:value-type="string">
            <text:p>50 min</text:p>
          </table:table-cell>
        </table:table-row>
        <table:table-row table:style-name="ro3">
          <table:table-cell office:value-type="string">
            <text:p>Implementar feature de encont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120 min</text:p>
          </table:table-cell>
          <table:table-cell office:value-type="string">
            <text:p>60 min</text:p>
          </table:table-cell>
        </table:table-row>
        <table:table-row table:style-name="ro3">
          <table:table-cell office:value-type="string">
            <text:p>Agregar panel de busqueda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90 min</text:p>
          </table:table-cell>
        </table:table-row>
        <table:table-row table:style-name="ro3">
          <table:table-cell office:value-type="string">
            <text:p>Implementar feature de bor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20 min</text:p>
          </table:table-cell>
          <table:table-cell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6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7T16:48:12</dc:date>
    <meta:editing-duration>P2DT17H23M43S</meta:editing-duration>
    <meta:editing-cycles>93</meta:editing-cycles>
    <meta:generator>LibreOffice/3.4$Unix LibreOffice_project/340m1$Build-402</meta:generator>
    <dc:creator>Alejandro </dc:creator>
    <meta:document-statistic meta:table-count="3" meta:cell-count="243" meta:object-count="0"/>
  </office:meta>
</office:document-meta>
</file>